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Sans" svg:font-family="'Fira Sans'" style:font-family-generic="swiss" style:font-pitch="variable"/>
    <style:font-face style:name="Fira Sans1" svg:font-family="'Fira Sans'"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FuraMono Nerd Font Mono" svg:font-family="'FuraMono Nerd Font Mono'" style:font-pitch="fixed"/>
    <style:font-face style:name="Liberation Serif" svg:font-family="'Liberation Serif'" style:font-family-generic="roman" style:font-pitch="variable"/>
    <style:font-face style:name="Nimbus Sans" svg:font-family="'Nimbus Sans'" style:font-family-generic="system" style:font-pitch="variable"/>
    <style:font-face style:name="SpaceMono Nerd Font Mono" svg:font-family="'SpaceMono Nerd Font Mono'" style:font-pitch="fixed"/>
    <style:font-face style:name="SpaceMono Nerd Font Mono1" svg:font-family="'SpaceMono Nerd Font Mono'" style:font-adornments="Bold" style:font-pitch="fixed"/>
    <style:font-face style:name="SpaceMono Nerd Font Mono2" svg:font-family="'SpaceMono Nerd Font Mono'" style:font-adornments="Regular" style:font-pitch="fixed"/>
  </office:font-face-decls>
  <office:automatic-styles>
    <style:style style:name="P1" style:family="paragraph" style:parent-style-name="Heading_20_1">
      <style:text-properties style:font-name="SpaceMono Nerd Font Mono" officeooo:rsid="00093ac0" officeooo:paragraph-rsid="00093ac0"/>
    </style:style>
    <style:style style:name="P2" style:family="paragraph" style:parent-style-name="Heading_20_1">
      <style:text-properties style:font-name="SpaceMono Nerd Font Mono" officeooo:rsid="000a67d3" officeooo:paragraph-rsid="000a67d3"/>
    </style:style>
    <style:style style:name="P3" style:family="paragraph" style:parent-style-name="Heading_20_2">
      <style:text-properties style:font-name="SpaceMono Nerd Font Mono"/>
    </style:style>
    <style:style style:name="P4" style:family="paragraph" style:parent-style-name="Heading_20_2">
      <style:text-properties style:font-name="SpaceMono Nerd Font Mono" officeooo:rsid="000a67d3" officeooo:paragraph-rsid="000a67d3"/>
    </style:style>
    <style:style style:name="P5" style:family="paragraph" style:parent-style-name="Text_20_body">
      <style:text-properties style:font-name="FuraMono Nerd Font Mono" officeooo:rsid="000a67d3" officeooo:paragraph-rsid="000a67d3"/>
    </style:style>
    <style:style style:name="P6" style:family="paragraph" style:parent-style-name="Text_20_body">
      <style:text-properties style:font-name="FuraMono Nerd Font Mono" officeooo:paragraph-rsid="000a67d3"/>
    </style:style>
    <style:style style:name="P7" style:family="paragraph" style:parent-style-name="Text_20_body">
      <style:text-properties style:font-name="FuraMono Nerd Font Mono" fo:font-style="italic" officeooo:rsid="000a67d3" officeooo:paragraph-rsid="000a67d3" style:font-style-asian="italic" style:font-style-complex="italic"/>
    </style:style>
    <style:style style:name="P8" style:family="paragraph" style:parent-style-name="Text_20_body">
      <style:text-properties style:font-name="Fira Sans" officeooo:rsid="00093ac0" officeooo:paragraph-rsid="00093ac0"/>
    </style:style>
    <style:style style:name="P9" style:family="paragraph" style:parent-style-name="Text_20_body">
      <style:text-properties style:font-name="Fira Sans" officeooo:rsid="000a67d3" officeooo:paragraph-rsid="000a67d3"/>
    </style:style>
    <style:style style:name="T1" style:family="text">
      <style:text-properties officeooo:rsid="0009b60a"/>
    </style:style>
    <style:style style:name="T2" style:family="text">
      <style:text-properties fo:font-style="italic" style:font-style-asian="italic" style:font-style-complex="italic"/>
    </style:style>
    <style:style style:name="T3" style:family="text">
      <style:text-properties fo:font-style="italic" officeooo:rsid="0009b60a" style:font-style-asian="italic" style:font-style-complex="italic"/>
    </style:style>
    <style:style style:name="T4" style:family="text">
      <style:text-properties officeooo:rsid="000a67d3"/>
    </style:style>
    <style:style style:name="T5" style:family="text">
      <style:text-properties style:font-name="FuraMono Nerd Font Mono"/>
    </style:style>
    <style:style style:name="T6" style:family="text">
      <style:text-properties style:font-name="FuraMono Nerd Font Mono" fo:font-style="italic" style:font-style-asian="italic" style:font-style-complex="italic"/>
    </style:style>
    <style:style style:name="T7" style:family="text">
      <style:text-properties style:font-name="FuraMono Nerd Font Mono" fo:font-style="normal" style:font-style-asian="normal" style:font-style-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1 – Introduction</text:h>
      <text:h text:style-name="P4" text:outline-level="2">Content:</text:h>
      <text:p text:style-name="P8">Below you have your editor (left) and the preview (right). The preview lets you see the output of whatever code is in the editor, this helps you learn by seeing what you have done. What you are reading now are the instructions for your lesson. The submit button, at the bottom, will only react if you got the answer correct. Pay attention to the editor, it will tell you when something is wrong. <text:span text:style-name="T1">Type </text:span><text:span text:style-name="T3">done</text:span><text:span text:style-name="T1"> into the editor and press submit to move on.</text:span></text:p>
      <text:h text:style-name="P3" text:outline-level="2">Answer:</text:h>
      <text:p text:style-name="P9"><text:span text:style-name="T5">done</text:span></text:p>
      <text:h text:style-name="P3" text:outline-level="2">Code:</text:h>
      <text:p text:style-name="P9"><text:span text:style-name="T2">none</text:span></text:p>
      <text:h text:style-name="Heading_20_1" text:outline-level="1">2 – What is HTML?</text:h>
      <text:p text:style-name="P9">HTML allows you to define parts of a website, but it can only do so much. In later lessons we will learn how to style HTML so you can make your website look how you want it to, but for now, the basics. The first thing we need to tell The Browser that we are using HTML5 with the <text:span text:style-name="T5">DOCTYPE</text:span> element. An element is what tells The Browser what you want to display. They start with <text:span text:style-name="T5">&lt;</text:span><text:span text:style-name="T6">elementname</text:span><text:span text:style-name="T7">&gt;</text:span><text:span text:style-name="T8"> and end with </text:span><text:span text:style-name="T7">&lt;/</text:span><text:span text:style-name="T6">elementname</text:span><text:span text:style-name="T7">&gt;</text:span><text:span text:style-name="T8">, we call these tags. The first is the opening tag, and the second is the closing tag, but not all elements have a closing tag, like the </text:span><text:span text:style-name="T7">DOCTYPE</text:span><text:span text:style-name="T8"> element. Speaking of the </text:span><text:span text:style-name="T7">DOCTYPE</text:span><text:span text:style-name="T8"> element, it looks like this: </text:span><text:span text:style-name="T7">&lt;!DOCTYPE html&gt; </text:span><text:span text:style-name="T8">and shoud be put at the start of all files.</text:span></text:p>
      <text:h text:style-name="P4" text:outline-level="2">Answer:</text:h>
      <text:p text:style-name="P6">&lt;!<text:span text:style-name="T4">DOCTYPE html&gt;</text:span></text:p>
      <text:h text:style-name="P4" text:outline-level="2">Code:</text:h>
      <text:p text:style-name="P7">none</text:p>
      <text:h text:style-name="P2" text:outline-level="1"><text:soft-page-break/>3 – More Boilerplate</text:h>
      <text:h text:style-name="P3" text:outline-level="2">Content:</text:h>
      <text:p text:style-name="P9">Unfortunately, <text:span text:style-name="T5">DOCTYPE</text:span> isn’t the only thing required in a document before we start seeing progress. We also need the following after the <text:span text:style-name="T5">DOCTYPE</text:span> element:</text:p>
      <text:p text:style-name="P5">&lt;html&gt;</text:p>
      <text:p text:style-name="P5"><text:tab/>&lt;head&gt;</text:p>
      <text:p text:style-name="P5"><text:tab/>&lt;/head&gt;</text:p>
      <text:p text:style-name="P5"><text:tab/>&lt;body&gt;</text:p>
      <text:p text:style-name="P5"><text:tab/>&lt;/body&gt;</text:p>
      <text:p text:style-name="P5">&lt;/html&gt;</text:p>
      <text:p text:style-name="P9">The html element tells The Browser where the actual code starts and ends. And yes, The Browser is dumb and needs to be told exactly what it is supposed to do, this is called boilerplate code. Other languages require more or less, but this is what HTML needs. The other elements will be explained in further detail when they are relevant, just know you need them.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Sans" svg:font-family="'Fira Sans'" style:font-family-generic="swiss" style:font-pitch="variable"/>
    <style:font-face style:name="Fira Sans1" svg:font-family="'Fira Sans'"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FuraMono Nerd Font Mono" svg:font-family="'FuraMono Nerd Font Mono'" style:font-pitch="fixed"/>
    <style:font-face style:name="Liberation Serif" svg:font-family="'Liberation Serif'" style:font-family-generic="roman" style:font-pitch="variable"/>
    <style:font-face style:name="Nimbus Sans" svg:font-family="'Nimbus Sans'" style:font-family-generic="system" style:font-pitch="variable"/>
    <style:font-face style:name="SpaceMono Nerd Font Mono" svg:font-family="'SpaceMono Nerd Font Mono'" style:font-pitch="fixed"/>
    <style:font-face style:name="SpaceMono Nerd Font Mono1" svg:font-family="'SpaceMono Nerd Font Mono'" style:font-adornments="Bold" style:font-pitch="fixed"/>
    <style:font-face style:name="SpaceMono Nerd Font Mono2" svg:font-family="'SpaceMono Nerd Font Mon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SpaceMono Nerd Font Mono2" fo:font-family="'SpaceMono Nerd Font Mono'" style:font-style-name="Regular" style:font-pitch="fixed"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Fira Sans1" fo:font-family="'Fira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SpaceMono Nerd Font Mono1" fo:font-family="'SpaceMono Nerd Font Mono'" style:font-style-name="Bold" style:font-pitch="fixed"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3T18:02:11.446701630</meta:creation-date>
    <dc:date>2022-10-23T21:27:57.930482311</dc:date>
    <meta:editing-duration>PT3H25M45S</meta:editing-duration>
    <meta:editing-cycles>3</meta:editing-cycles>
    <meta:generator>LibreOffice/7.4.2.3$Linux_X86_64 LibreOffice_project/40$Build-3</meta:generator>
    <meta:document-statistic meta:table-count="0" meta:image-count="0" meta:object-count="0" meta:page-count="2" meta:paragraph-count="23" meta:word-count="331" meta:character-count="1811" meta:non-whitespace-character-count="1495"/>
  </office:meta>
</office:document-meta>
</file>